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missions and Disclaimer</text:h>
      <text:p text:style-name="Text_20_body"><text:span text:style-name="Strong_20_Emphasis">Rights and Permissions </text:span></text:p>
      <text:p text:style-name="Text_20_body">Permissions to reproduce Sera Blue published material, products and services in publications for sales, commercial teaching materials, commercial websites or translations should be addressed to hello@serablue.com – subject titled “rights and permissions”</text:p>
      <text:p text:style-name="Text_20_body">Please keep in mind, the permission to reproduce Sera Blue protected material does not extend to any material whose copyright is identified as belonging to a third party. Authorisation to reproduce such material must be obtained from the copyright holder/s concerned.</text:p>
      <text:p text:style-name="Text_20_body">Copyright 2015 Sera Blue – All rights reserved. Use of this website signifies your agreement to the terms and conditions.</text:p>
      <text:p text:style-name="Text_20_body"><text:span text:style-name="Strong_20_Emphasis">Disclaimers</text:span></text:p>
      <text:p text:style-name="Text_20_body"><text:span text:style-name="Emphasis">Website Disclaimer </text:span></text:p>
      <text:p text:style-name="Text_20_body">Sera Blue (Pty) Ltd makes every effort to ensure that the information it makes available is accurate but it cannot guarantee the accuracy of such information, nor can it guarantee that such information is always up to date. Sera Blue (Pty) Ltd accepts no responsibility for any application, use or interpretation of the information contained on this website. Any link to any source of information does not represent approval by Sera Blue (Pty) Ltd of that source, nor does it represent a promotion of that information or organisation or person(s) associated with it.</text:p>
      <text:p text:style-name="Text_20_body"><text:span text:style-name="Emphasis">Intellectual Disclaimer</text:span></text:p>
      <text:p text:style-name="Text_20_body">The views and statements expressed in interviews/articles/novels/websites do not necessarily represent those of Sera Blue (Pty) Ltd and/or any persons involved in the making and distribution of interviews/articles/novels/websites, and they do not warrant the accuracy, reliability, currency or completeness of those views or statements and do not accept any legal liability whatsoever arising from any reliance on the views, statements or other subject matters found within novels and interviews expressed on this site and/or associated with Sera Blue (Pty) Lt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22:43:08.526479379</meta:creation-date>
    <dc:date>2016-05-17T22:44:07.713328746</dc:date>
    <meta:editing-duration>PT59S</meta:editing-duration>
    <meta:editing-cycles>1</meta:editing-cycles>
    <meta:document-statistic meta:table-count="0" meta:image-count="0" meta:object-count="0" meta:page-count="1" meta:paragraph-count="10" meta:word-count="275" meta:character-count="1872" meta:non-whitespace-character-count="1603"/>
    <meta:generator>LibreOffice/5.1.2.2$Linux_X86_64 LibreOffice_project/10m0$Build-2</meta:generator>
  </office:meta>
</office:document-meta>
</file>